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Microsoft Sans Serif" svg:font-family="'Microsoft Sans Serif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Normal">
      <style:paragraph-properties fo:margin-left="0cm" fo:margin-right="0cm" fo:text-indent="0.635cm" style:auto-text-indent="false" fo:break-before="page"/>
    </style:style>
    <style:style style:name="P2" style:family="paragraph" style:parent-style-name="Normal">
      <style:paragraph-properties fo:break-before="page"/>
    </style:style>
    <style:style style:name="P3" style:family="paragraph" style:parent-style-name="Heading_20_1" style:master-page-name="MP0">
      <style:paragraph-properties style:page-number="auto"/>
    </style:style>
    <style:style style:name="P4" style:family="paragraph" style:parent-style-name="Heading_20_2">
      <style:paragraph-properties fo:break-before="page"/>
    </style:style>
    <style:style style:name="P5" style:family="paragraph" style:parent-style-name="Normal">
      <style:paragraph-properties fo:margin-left="0cm" fo:margin-right="0cm" fo:text-indent="0.635cm" style:auto-text-indent="false"/>
      <style:text-properties officeooo:paragraph-rsid="000dc48d"/>
    </style:style>
    <style:style style:name="T1" style:family="text">
      <style:text-properties fo:language="fr" fo:country="FR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language-asian="el" style:country-asian="GR" style:language-complex="el" style:country-complex="G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CALENI DE PVLSVVM VS<text:span text:style-name="Default_20_Paragraph_20_Font"><text:span text:style-name="T1">U</text:span></text:span><text:line-break/>LIBER</text:h>
      <text:h text:style-name="Heading_20_2" text:outline-level="2">Cap. L </text:h>
      <text:p text:style-name="P5">Quis u<text:span text:style-name="Default_20_Paragraph_20_Font"><text:span text:style-name="T2">t</text:span></text:span>us pulsuum? an qui et respira-.<text:line-break/>tionis, ut prope omnibus tum medicis tum philofophis<text:line-break/>vifum est, an praeter hunc alius? Non enim certe ip-<text:line-break/>sis inexplorate credendum, quum adversari rideantur<text:line-break/>ex aliis quibusdam evidentibus non pauca, idque potili-<text:line-break/>simum , quod nunc sum proditurus Enimvero respi—<text:line-break/>ratione privati quamprimum morimur, at pulsu or-<text:line-break/>batus multas partes citra magnam laesionem efficies. Si<text:line-break/>namque eas, vel quae per inguina ad crura defcendunt,</text:p>
      <text:p text:style-name="P2"/>
      <text:p text:style-name="Normal">vel quae per axillas ad manus <text:span text:style-name="Default_20_Paragraph_20_Font"><text:span text:style-name="T2">repunt</text:span></text:span>, arterias laqueo in-<text:line-break/>tercipere volueris, pulsu quidem illico privatas reddes<text:line-break/>quae lu .artubus .sunt universas, non tamen his artubus<text:line-break/>voluntarium motum adimes, ut nec etiam sensum. Si<text:line-break/>vero temporis decurio torpidi, frigidi, pallidi et tabidi<text:line-break/>evadant, fortassis id sympathia magis quam pulsuum<text:line-break/>damno accidit. At si nervos laqueis interceperis, immo-<text:line-break/>biles prorsus et insensibiles partes extemplo efficies.<text:line-break/>oportebat itaque et arterias eodem modo ac nervos vitia-<text:line-break/>tas, singulis quibus prius opitularentur partibus, eas quo-<text:line-break/>que celeriter oblaedere. Sed sane id omnium absurdis-<text:line-break/>simum: ss cervicis arterias laqueis interceperis, haud ma-<text:line-break/>nifeste animal oblec<text:span text:style-name="Default_20_Paragraph_20_Font"><text:span text:style-name="T2">t</text:span></text:span>eris, tametsi connectunt ipsae cor<text:line-break/>cerebro , princeps vitalium actionum organum principi<text:line-break/>animalium. Si igitur adeo pernecessariarum arteriarum<text:line-break/>laesio nullam manifestam a<text:span text:style-name="Default_20_Paragraph_20_Font"><text:span text:style-name="T2">n</text:span></text:span>imalis laesionem adserat,<text:line-break/>multo minus et aliarum. aliqua oblaeserit. At si, quum</text:p>
      <text:p text:style-name="P2">afficiuntur, nihil laedant, undique constat, etsi valentes<text:line-break/>sint, eas minime conferre. Quomodo igitur ex pulsibus<text:line-break/>maxime p<text:span text:style-name="Default_20_Paragraph_20_Font"><text:span text:style-name="T2">r</text:span></text:span>aenoscimus? non ut ex causis mulsa vi pol-<text:line-break/>lentibus (dicet aliquis), sed ut ex signis pernecessariis,<text:line-break/>quemadmodum si quis ex incurvescentibus unguibus et<text:line-break/>nigrantibus de morte coniiciat. Quum enim ea, quae<text:line-break/>usum vitae p<text:span text:style-name="Default_20_Paragraph_20_Font"><text:span text:style-name="T2">r</text:span></text:span>aestant, quaedam necessario sequuntur, pe-<text:line-break/>riculum quidem in ejus, quod usum vitae p<text:span text:style-name="Default_20_Paragraph_20_Font"><text:span text:style-name="T2">r</text:span></text:span>aestat, lae-<text:line-break/>sione est , tum quod ex necessitate sequitur, signum fit<text:line-break/>periculi. Princeps quidem vi<text:span text:style-name="Default_20_Paragraph_20_Font"><text:span text:style-name="T2">t</text:span></text:span>eus est cor, ex quo ena-.<text:line-break/>scuntur arteriae, quae et eodem quo ipsum modo moven-<text:line-break/>tur, proindeque eodem modo laeduntu<text:span text:style-name="Default_20_Paragraph_20_Font"><text:span text:style-name="T2">r</text:span></text:span>, atque ita magnum<text:line-break/>quid indicare natae sunt, At vero monstratum est, non idem<text:line-break/>esse magna indicare ac magna posse. Unde igitur tum me-<text:line-break/>dicis omnibus, tum philosophis in mentem venit, ut ad<text:line-break/>eundem usum et respirationem et pulsus adduxerint,<text:line-break/>quum illa quidem ad magnum usum excellere nobis<text:line-break/>appareat, hi ve<text:span text:style-name="Default_20_Paragraph_20_Font"><text:span text:style-name="T2">r</text:span></text:span>o vel ad prorsus nullum, vel plane exi-<text:line-break/>guum? Mihi equidem videntur, quemadmodum et en</text:p>
      <text:p text:style-name="P2">ipsis plures scribunt, quod consimilibus conversionibus ab<text:line-break/>iisdem causis convertuntur, inde communem esse eorum<text:line-break/>usum animo concepisse. Nam et qui exercitantur, et<text:line-break/>qui in balneo lavantur, et qui aliter quovis modo ex-<text:line-break/>calfiunt, eorum non modo respirationem celeriorem<text:line-break/>frequentiorem que ac majorem contueri licet, fed etiam<text:line-break/>pulsus pari modo mutatos. Praeterea qui algent ali-<text:line-break/>terve quolibet modo sunt refrigerati , horum . sicut re-<text:line-break/>spiratio rarior,- tardior ac minor visitur, ita et pulsus.<text:line-break/>Atque in ardentibus febribus maxime et celerrime et<text:line-break/>densissime respirant, et maximos, velocissimos et denfissi-<text:line-break/>mos .pulsus habenti Quod si ab immodicis alimentis<text:line-break/>pulsus visantur majores, respirationes minores, ne id<text:line-break/>quidem scrupulum rationi iniicit. Quippe minorem<text:line-break/>hi respirationem, quam pulsum, habent propter dia-<text:line-break/>pbragmatis compressionem. Caeterum quanto mine-<text:line-break/>rem, tanto hanc habent et crebriorem, scilicet refpi-<text:line-break/>rationis parvitatem actionis contiuuilate compensantes.</text:p>
      <text:p text:style-name="P2">Quod enim aeris natura, thorace nequeunte se latissime ape-<text:line-break/>rive, ex minori respiratione amisit, id densitate restituit.<text:line-break/>Ideoque tantundem minor simul et frequentior respiratio<text:line-break/>potest, quantum major fimus atque rarior. Diximus au-<text:line-break/>tem hoc loco rariorem pulsum eum, qui comestioni suc-<text:line-break/>cedit, non utique cum eo, qui comestionem praecedit,<text:line-break/>comparantes (quippe quo est frequentior], sed ad respi-<text:line-break/>rationis speciem referentes. Igitur si respiratio, pari cum<text:line-break/>pulsu modo, iisdem ex causis mutatur, non tamen parem<text:line-break/>noxam, quum perit, affert (nam id quoque prius est monstra-<text:line-break/>tum), utique dissidentia adversaque nihilominus exaequo in-<text:line-break/>vicem colligas licet, nempe tum ambo a natura ejusdem usus<text:line-break/>gratia data, tum non ejusdem. Verum ita fieri non potest,<text:line-break/>quum . alterum eorum verum esse, non ambo, fit necessum.</text:p>
      <text:h text:style-name="Heading_20_2" text:outline-level="2">Cap. II. </text:h>
      <text:p text:style-name="P5">Itaque investigandum, qua parte altera<text:line-break/>rationum decipiat, ipso respirationis usu pro norma no-<text:line-break/>bis proposito. Quem utique, ubi de ea tractavimus, du-<text:line-break/>plicatu esse, sicut Hippocrates existimavit, indicavimus :</text:p>
      <text:p text:style-name="P2">alterum, qui major est, ipsius insiti caloris conservatio-<text:line-break/>nem , alterum, qui minor, animalis spiritus nutritionem.<text:line-break/>At in horum utroque ex attracto per nares spiritu acce-<text:line-break/>dere cerebro utilitatem diximus. Quo minus mirum est,<text:line-break/>quum exiguum illi commodum ex corde suggeratur; fi,<text:line-break/>carotidibus vocatis arteriis vinculo exceptis, exiguum<text:line-break/>quoque sentiat incommodum. Dicet hic fortasse quis-<text:line-break/>piam, ne minimum quidem apparere incommodum, quan-<text:line-break/>do per intcgrunr diei siparium (ut strepo experti fumus)<text:line-break/>animal fine noxa perduret. Et sane recte dicet. latu<text:line-break/>id cum nos dubios haberet, ejusmodi quoddam evidens<text:line-break/>in quo fieret experimentum excogitavimus. Prius autem<text:line-break/>ratiocinationem ipsam, unde in ipsum veni, proponam.<text:line-break/>Quoniam demonstratum a nobis in aliis est, eos ventri-<text:line-break/>culos, qui in cerebro habentur, animalis spiritus, qui assi-<text:line-break/>due nutriri postulet, plenos esse, demonstratum quoque non<text:line-break/>minus est, spiritum hunc in motu voluntario con<text:span text:style-name="Default_20_Paragraph_20_Font"><text:span text:style-name="T2">t</text:span></text:span>unsi,<text:line-break/>satius lore vi<text:span text:style-name="Default_20_Paragraph_20_Font"><text:span text:style-name="T2">t</text:span></text:span>um est, ut animal, cui vinctae arteriae es-</text:p>
      <text:p text:style-name="P1">sent, currere cogeremus. Quum igitur diu probe cucur-<text:line-break/>risset, femper autem currere non potuisset, operae pretium<text:line-break/>ridebatur causam requirere, propter. quam diu quidem<text:line-break/>cucurrit, perpetuo autem non potuit, nec rursus diuti-<text:line-break/>nunr cur<text:span text:style-name="Default_20_Paragraph_20_Font"><text:span text:style-name="T2">t</text:span></text:span>um continuare, <text:span text:style-name="Default_20_Paragraph_20_Font"><text:span text:style-name="T2">t</text:span></text:span>ed eum statim remittere, ab-<text:line-break/>sumpto scilicet animali spiritu. Sed et hujus ipsius<text:line-break/>eventus causa videbatur plexus ille, qui ab Herophilo<text:line-break/>reticulatis est vocatus. In hoc enim carotides arteriae,<text:line-break/>quum ad cerebrum ascendunt, antequam duram ejus<text:line-break/>membranam transierint, multlsariam ab ipsis finduntur,<text:line-break/>multis ceu villis sibi implexae, veluti si retia retibus <text:span text:style-name="Default_20_Paragraph_20_Font"><text:span text:style-name="T2">t</text:span></text:span>u-<text:line-break/>perposita intelligas ; tum spatium non exiguum, quod ce-<text:line-break/>rebri .basis dicitur, occupant; quum potuissent in ipfnm<text:line-break/>cerebrum, quo scilicet a principio tendebant,^. membranis<text:line-break/>ejus statim trajectis, fe inserere. Nunc igitur mirabilis<text:line-break/>ille plexus, tam tulo a natura, quae nihil temere mo-<text:line-break/>statur, loco conditus, magnae alicujus utilitatis index<text:line-break/>esse videtur. At quoniam et intestinorum et quae in</text:p>
      <text:p text:style-name="P2"><text:span text:style-name="Default_20_Paragraph_20_Font"><text:span text:style-name="T3">- </text:span></text:span>testes fe inseru<text:span text:style-name="Default_20_Paragraph_20_Font"><text:span text:style-name="T2">n</text:span></text:span>t vasorum revolutionem, tum ut nta-<text:line-break/>teriae in his contentae perfecte coucoquerentur, tum ut<text:line-break/>secuturis fu<text:span text:style-name="Default_20_Paragraph_20_Font"><text:span text:style-name="T2">n</text:span></text:span>ctionibus abunde praeparatae superessent,<text:line-break/>factam contemplabamur, non alienum a ratione vide-<text:line-break/>batur, hic quoque tale quippiam commentam esse natu-<text:line-break/>ram, ac simul materiam eam, quae in arteriis coutine-<text:line-break/>tur, (ea est sanguis calidus et tenuis et halituofus,)<text:line-break/>longo tempore conficere, simul animali, qui in cerebro<text:line-break/>ast, fpiritui copiosum alime<text:span text:style-name="Default_20_Paragraph_20_Font"><text:span text:style-name="T2">n</text:span></text:span>tum praeparare. Proinde,<text:line-break/>quamvis continuatio cum corde cerebro sit adempta, ta-<text:line-break/>men satisfacere ei longo tempore posse reticularem ple-<text:line-break/>xum, potissimum si animal quiescat, ceu animali spiritu<text:line-break/>in motum voluntarium minime tum consumpto. Ac, quod<text:line-break/>difficillimum videbatur, maximeque negotium sacessere,-<text:line-break/>nempe quod in carotidibus arteriis accidit, id nullam<text:line-break/>etiam habere dubitationem appa<text:span text:style-name="Default_20_Paragraph_20_Font"><text:span text:style-name="T2">r</text:span></text:span>et. Similiter nec quod<text:line-break/>in <text:span text:style-name="Default_20_Paragraph_20_Font"><text:span text:style-name="T2">r</text:span></text:span>eliquis omnibus contingit, quarum qualibet vinculo<text:line-break/>excepta nulla in praebens noxa parti affertur. Oporte-<text:line-break/>bat enim (arbitror) hic quoque aestimari, non esse si-</text:p>
      <text:p text:style-name="P2">mile; aut principium ipsum insiti caloris pati, aut ali-<text:line-break/>quod eorum, quae ab illo calorem- accipiunt. Quippe id<text:line-break/>femper esse praecalidum debet, ut quod fe ip<text:span text:style-name="Default_20_Paragraph_20_Font"><text:span text:style-name="T2">t</text:span></text:span>um et alia<text:line-break/>tum moveat una pulsatoris, tum calesaciat; his fatis ad<text:line-break/>salutem est, si vel exigui compotes sint caloris. Et prin-,<text:line-break/>ciprum quidem ipfum si naturali calore prives, non ip-<text:line-break/>fum modo refrigeres, fed etiam universi:., quae ab eo<text:line-break/>prius calorem ceperunt. Reliquorum nulli, licet arte-<text:line-break/>rias vinculo constringas, omnem adimere calorem possis,<text:line-break/>quando et per tunicas ipfas nonnihil confluxerit. Est<text:line-break/>enim juxta Hippocratis sententiam tutum corpus sibi<text:line-break/>conspirabile atque confluxibile. Quate, si non per ar-<text:line-break/>terras, at certe per alia et potissimum venas propter eum,<text:line-break/>qui est de una lu alteram-, continuum transitum in om-.<text:line-break/>nem particulam de<text:span text:style-name="Default_20_Paragraph_20_Font"><text:span text:style-name="T2">t</text:span></text:span>eretur caloris aliquid. omnia igitur<text:line-break/>alia cum rerum evidentia consentiunt Nec mirum vi-<text:line-break/>deri praeterea debebit, fi principium caloris, ubi re-<text:line-break/>spiratione privatur, plus quam caetera noxae contrahit.</text:p>
      <text:p text:style-name="P2">Quippe in cucurbitulis iis, quibus medici utuntur,<text:line-break/>flamma illico extinguitur, calor tum in aere incluso, tum<text:line-break/>in ipsio corpore diu manet, idque nullius nutrimenti<text:line-break/>ope. Simili modo in domibus iis, quae igne excalfimrt,<text:line-break/>calor <text:span text:style-name="Default_20_Paragraph_20_Font"><text:span text:style-name="T2">t</text:span></text:span>aepe remanere cernitur igne extincto. Non ergo<text:line-break/>est similis calor is, qui cordi naturalis est, ei, qui caeteris<text:line-break/>partibus, quum id fervere semper fit opus, his fiatis fit,<text:line-break/>si non sint frigidae. Intelliges durius quod dicitur, fi<text:line-break/>cor animalis nudaveris , tegumentum id , quod ei velut<text:line-break/>tunica circumdatum est (quam pericardium appellant), di-<text:line-break/>ridens, nulla alia pectoris parte confossa. Etenim celer-<text:line-break/>Time interit animal, si cor ipfum refrigeres; sin calidum<text:line-break/>ferves, nihil patitur. Sane refrigerabis, si in frigido<text:line-break/>aere chirurgiam administrabis, praeterea si frigidam<text:line-break/>asperseris; calidum diutissime servabis, si diversis ratio-<text:line-break/>nibus uteris. Caeterum fi, corde jam refrigerato, et pro-<text:line-break/>pterea a<text:span text:style-name="Default_20_Paragraph_20_Font"><text:span text:style-name="T2">n</text:span></text:span>imali jam mortuo, velis, alterutro ventriculorum<text:line-break/>ejus adaperto, et praecipue sinistro, digitum lu eum sta-</text:p>
      <text:p text:style-name="P2">tim mittere, magnum iuibi calo<text:span text:style-name="Default_20_Paragraph_20_Font"><text:span text:style-name="T2">r</text:span></text:span>em deprehendes, longe-<text:line-break/>que majorem, quam in aliis sit partibus, dummodo pro<text:line-break/>naturae m<text:span text:style-name="Default_20_Paragraph_20_Font"><text:span text:style-name="T2">o</text:span></text:span>do <text:span text:style-name="Default_20_Paragraph_20_Font"><text:span text:style-name="T2">t</text:span></text:span>e habeant. Quippe par caloris portio ut<text:line-break/>cordi est minima, sic reliquis partibus est omnino magna.<text:line-break/>Proinde, ubi quod pro naturae modo est non servatur,<text:line-break/>cordis quidem calor, qui veluti flamma est, perit, reti-<text:line-break/>quorum calor longo spatio durati At vero illi sola re<text:span text:style-name="Default_20_Paragraph_20_Font"><text:span text:style-name="T2">t</text:span></text:span>pi-<text:line-break/>ratio calorem tuetur; aliis partibus duplex ejus cu-<text:line-break/>stodia est, et pulsus, qui veluti quaedam respiratio est,<text:line-break/>et quod ex abundantiore naturae gratia accedit, quod a<text:line-break/>corde confluit Duplici igitur de caula pars quaeris<text:line-break/>cor iplum superat, quominus noxam ex caloris inopia ce-<text:line-break/>leriter contrahat. Siquidem, cum illi plurimo sit opus,<text:line-break/>caeteris exiguo, quumque illi a nullo calor confluat, sed<text:line-break/>aliis ab illo, utique illud celeriter a naturali statu rece- -<text:line-break/>dit, haec minime.</text:p>
      <text:h text:style-name="Heading_20_2" text:outline-level="2">Cap. HI.</text:h>
      <text:p text:style-name="P5"><text:s/>Quod autem non solum per arterias, sed<text:line-break/>etiam per venas et alia universa confluat a corde calor,</text:p>
      <text:p text:style-name="P2">quoniam de hoc paucis prius facta mentio est , rursus<text:line-break/>idem resumendum demonstiandumque nobis est, sed pro-<text:line-break/>potitis prius evidentibus eventis, ex quibus id. colligi<text:line-break/>possit. Ergo multis monarchis, gregariis militibus, jam<text:line-break/>saepe fingulari pugna decertantibus , sed et venatoribus<text:line-break/>ita venas et arterias vulnerari contigit, ut necesse me-<text:line-break/>dicis fuerit eas vinculo excipere; qui omnes non longo<text:line-break/>interposito spatio frigidiores fibi redditas partes sen<text:span text:style-name="Default_20_Paragraph_20_Font"><text:span text:style-name="T2">t</text:span></text:span>e-<text:line-break/>runt, ac citius quidem, quibus tum arteriae, tum venae<text:line-break/>fuere devinctae, serius, quibus arteriae tantum, minime<text:line-break/>vero, quibus solae venae. Ex quibus manifestum est,<text:line-break/>per venas quoque aliquem partibus accedere calorem,<text:line-break/>quanquam longe minorem, quam qui per arterias trans-<text:line-break/>mittatm. Quin, .si quam corporis partem citra ullum<text:line-break/>vulnus arctissime deligare velis, illico eam lividam fri-<text:line-break/>gidamque effectam contemplabere ; quod planum est inde<text:line-break/>adeo evenire, quod calore, qui per omnes partes super--<text:line-break/>ne confluxerat, est privata. Ergo quum hoc quoque de-<text:line-break/>monstratum jam sit, nihilque jam adversari videatur,</text:p>
      <text:p text:style-name="P2">quo minus unus respirationis et pulsuum u<text:span text:style-name="Default_20_Paragraph_20_Font"><text:span text:style-name="T2">t</text:span></text:span>us sit, facile<text:line-break/>promptumque collectu a<text:span text:style-name="Default_20_Paragraph_20_Font"><text:span text:style-name="T2">r</text:span></text:span>bitror, caloris in quaque parte<text:line-break/>custodiendi cau<text:span text:style-name="Default_20_Paragraph_20_Font"><text:span text:style-name="T2">t</text:span></text:span>a pulsum esse conditum. Itaque quod<text:line-break/>ex respiratione uni praestatur cordi, id ex pulsu calori<text:line-break/>illi, .qui in toto esit animali, accidit, communem autem<text:line-break/>utriusque esse et animalis spiritus nutritionem , ve-<text:line-break/>rum arteriarum magis propriam, si quid eorum m emi-<text:line-break/>ulmus, quae de reticula<text:span text:style-name="Default_20_Paragraph_20_Font"><text:span text:style-name="T2">t</text:span></text:span>i textu praediximus. Quoniam<text:line-break/>igitur in his, quae de respirationis usu- tradidimus, mon-<text:line-break/><text:span text:style-name="Default_20_Paragraph_20_Font"><text:span text:style-name="T2">str</text:span></text:span>atum nobis est, nativum calorem per immissum spiritum<text:line-break/>refrigerari, eundemque per emissum hunc veluti purgari,<text:line-break/>fuliginoso scilicet excremento expulsi, , ambo vero ad<text:line-break/>ejus custodiam utilem aliquid conferre, patet et quod de<text:line-break/>pulsu dicimus , . nempe in diestole ae<text:span text:style-name="Default_20_Paragraph_20_Font"><text:span text:style-name="T2">r</text:span></text:span>eam substantiam<text:line-break/>quandam attrahi, in systole ex humorum deustione lu<text:line-break/>toto animali contractum velut fuliginosum. excrementum<text:line-break/>expelli.</text:p>
      <text:h text:style-name="P4" text:outline-level="2">Cap. IV.</text:h>
      <text:p text:style-name="P5"><text:s/>Quanquam non ignoro, tum Archige-<text:line-break/>nem, tum priores eo nonnullus, dum contrahitur arteria,<text:line-break/>impleri eam existimasse, dum dilatatur, vacuari. Quippe<text:line-break/>arbitrantur, ad tractum systolen esse convenientissimam,<text:line-break/>coniectantes id tum ex ore, tum naribus. Quae, sicuti<text:line-break/>illi ajunt, in trahendo^ spiritu contrahuntur, in red-<text:line-break/>dendo dilatantur; quemadmodum in aegrotantibus fieri<text:line-break/>cernitur. lmo vero nec in his id alia ulla in parte vi-<text:line-break/>situr, quam in extremis et cartilagineis narium partibus.<text:line-break/>Ac cernitur quidem id aliquando in his, qui celerrime cnr-<text:line-break/>runt, aut alias laboriose exercitantur, nec tamen in ulin<text:line-break/>alio, aut sano, aut laborante. At vero naturalem sta-<text:line-break/>tum, quicunque is sit, in minime impeditis prorsufque<text:line-break/>fanis potius, quam in aliis, apparere par esa Verum<text:line-break/>esto in omnibus ita fiat, appareantque tum nares, tum<text:line-break/>labra iis, qui inspirant contrahi: quaenam ex his quae-<text:line-break/>sitae rei fides? Non enim arteriis respondere propor-</text:p>
      <text:p text:style-name="P2">tione nares et labra dicent, imo ipsa arteriarum ora his<text:line-break/>potius respondere, arteriis autem ipsis eas, quae ab<text:line-break/>Ius ad cor spiritus quasi. riae pertinent. . Itaque , si<text:line-break/>illas in inspirationibus ostendere contractas possunt, uti-<text:line-break/>que aliquid ipsis exemplum contulerit ; sin minus, praeter-<text:line-break/>quam quod nihil his consert, etiam contra fe id affe-<text:line-break/>runt, nobis- scilicet . e diver<text:span text:style-name="Default_20_Paragraph_20_Font"><text:span text:style-name="T2">t</text:span></text:span>o dicturis, quod, tanquam<text:line-break/>pharynx et pulmones et pectus universum in suspira-<text:line-break/>lienibus dilatantur, itidem arterias, quo tempore trahunt,<text:line-break/>dilatari oportet, non quo spicatum reddunt. Sed et<text:line-break/>quies, quae post earum fystolen mullo major quum sit<text:line-break/>ea, quae dilatationem sequitur, sicuti quae inspirationem^<text:line-break/>praecedit, ea, quae illa insequitur, indicat, in eo quoque<text:line-break/>proportionem quandam esse pulsibus ad respirationem.<text:line-break/>Cuiusmodi enim instrumentis spiritus res est inspiratio,<text:line-break/>ejusmodi arteriis est dilatatio , et cujusmodi est illis ex-<text:line-break/>piratio,- ejnsinodi arteriis est contractio. Hujus autem<text:line-break/>duplicis et compositi arteriarum motus, quem nunc</text:p>
      <text:p text:style-name="P2">pulsum appellamus, cor est .origo, (sicuti tum a nobis,<text:line-break/>tum ab aliis ante nos quam plurimis est proditum,] non<text:line-break/>tamen ad eum modum, quo Erafistiatus existimavit, fed<text:line-break/>sicut Herophilus et Hippocrates, fermeque philosopho-<text:line-break/>rum et medicorum veterum probatissimi quique. Nam<text:line-break/>quae in cordis corpore vis est, unde contrahitur ac di-<text:line-break/>latatur, in omnes arterias per tunicas earum influens,<text:line-break/>sic eas cogit aperitque, quemadmodum nilum cor. Sic-<text:line-break/>uti igitur illud, quum dilatatur, ea, quae ole<text:span text:style-name="Default_20_Paragraph_20_Font"><text:span text:style-name="T2">n</text:span></text:span>tis <text:span text:style-name="Default_20_Paragraph_20_Font"><text:span text:style-name="T2">t</text:span></text:span>uis<text:line-break/>vicina fiant, trahit, dum contrahitur, expellit, sic et ar-<text:line-break/>teriae, quum se aperiunt, ad se undique trahunt, quum<text:line-break/>contrahuntur, in omnem partem expellunt.</text:p>
      <text:h text:style-name="Heading_20_2" text:outline-level="2">Cap. U </text:h>
      <text:p text:style-name="P5">Quid autem sibi hoc velit, quod undi-<text:line-break/>que et in omnem partem dixi, adhuc clarius faciam.<text:line-break/>Numerosi in arteriis meatus partim veluti spiramenta in<text:line-break/>earum sunt tunicis, partim osculorum specie in intestina<text:line-break/>et ventriculum et externam hanc cutim finiuntur. Quin<text:line-break/>etiam continuatae tum sibi; tum .vero cordi maximis.</text:p>
      <text:p text:style-name="P2">scilicet meatibus, vel potius . universis suis capacitatibus<text:line-break/>sunt. Venis vero non perinde magnis meatibus, sed ip-<text:line-break/>sarum quidem synanastomoses sensum nostrum effugiunt<text:line-break/>Unde si ipsis ceu parunr constantibus merito fidem<text:line-break/>abroges, per alia certe, quae veteribus sunt proditu, eos<text:line-break/>esse credas, neque in postremis ex hac rei evidentia.<text:line-break/>Si quis namque, accepto animali quovis ex iis, quibus.<text:line-break/>amplae manifestaeque venae et a<text:span text:style-name="Default_20_Paragraph_20_Font"><text:span text:style-name="T2">r</text:span></text:span>teriae sunt, veluti bove,<text:line-break/>sue, asino, equo, ove, urso, simia, pardali, homine ipso,<text:line-break/>vel similium aliquo , magnas multasque illi arterias vul-<text:line-break/>ncret, universum animalis sanguinem per eas exhauriet.<text:line-break/>Hujus rei periculum subinde fecimus; et quum semper<text:line-break/>vacuatas cum arteriis venas deprehendissem us, verum<text:line-break/>esse dogma de communibus a<text:span text:style-name="Default_20_Paragraph_20_Font"><text:span text:style-name="T2">r</text:span></text:span>teriarum et venerunt oleo-<text:line-break/>lis, nobis persuasimus. Quippe per hos transitus arteriae<text:line-break/>dilatatae ex venis trahunt, contractae contra in eas<text:line-break/>regerunt. Sicuti nimirum per ora, quae in cutem fini-</text:p>
      <text:p text:style-name="P2">untur , quicquid halituosum fuliginosunrque excremen-<text:line-break/>tum habent, id excernunt. Recipiunt autem ex amb-<text:line-break/>iente nos aere non exiguam in se portionem. Atque<text:line-break/>id est , quod Hippocrates dixit, corpus esse insperabile et<text:line-break/>expirabile totum. Pari modo ex ventre. et intestinis<text:line-break/>tum attrahunt, tum rursum expellunt; itidem et per<text:line-break/>tenues meatus, quos veluti spirame<text:span text:style-name="Default_20_Paragraph_20_Font"><text:span text:style-name="T2">n</text:span></text:span>ta per totas habent<text:line-break/>tunicas, ex circumpositis spatiis vicissim trahunt atque<text:line-break/>expellunt. A corde vero ipso . accipiunt quidem plus,<text:line-break/>sed reddunt minus. Caulde sunt membranarum epiphy-<text:line-break/>sus. De quibus quoniam ah Erasistrato disputatum ab-<text:line-break/>unde est, frustra nunc a nobis de iisdem agatur. Verum<text:line-break/>xidetur ille suspicari, quod, dum contrahuntur, nihil pror-<text:line-break/>sus ex arteriis in cor recipitur, nisi per eas, quae .sunt<text:line-break/>in pulmone; quod sane ita non est, quum fortassis etiam<text:line-break/>pro ipsis naturae modulis se habe<text:span text:style-name="Default_20_Paragraph_20_Font"><text:span text:style-name="T2">n</text:span></text:span>te animali exiguum<text:line-break/>aliquid recipiatur. Quippe non adeo mihi ad unguem<text:line-break/>membranae os magnae arteriae videntur obstruere, ut ni-</text:p>
      <text:p text:style-name="P2">hil ex ea reddatur; alioqui, si sic tum obstruant, certe<text:line-break/>violenta quapiam occasione animal urgente necessario id<text:line-break/>fieri, verissimum mihi videtur. Hoc vero et in aliis no-<text:line-break/>sitis libris est demonstratum, nec magnus ejus alioqui<text:line-break/>usus ad propositam est disputationem. Siquidem, si ar-<text:line-break/>teriae cordi aliquid impertiunt, sic utique ex omni parte<text:line-break/>tum rur<text:span text:style-name="Default_20_Paragraph_20_Font"><text:span text:style-name="T2">t</text:span></text:span>us remittant; sin fiscus, ex omni certe parte<text:line-break/>trahent, transmittent autem in omnem partem, praeter-<text:line-break/>quam in cor. Ac mihi sane melius videtur hoc dogma,<text:line-break/>quam Erasistrati fiunt hypotheses, quum nec conspirabile<text:line-break/>sibi esse, nec confluxibile corpus possit, si arteriae ex<text:line-break/>omni quidem parte trahant, in omnem autem non tranf-<text:line-break/>mittant, praeterea actionis earum utilitas hac magis ra-<text:line-break/>tione ad totum animal pertingat, quippe quum eo pacto<text:line-break/>quaelibet pars tum refrigerari, tum vero purgari ipsis<text:line-break/>arteriarum variis motibus usa possit. Ut autem Erasillra-<text:line-break/>tus est opinatus, canalium anima carentium, non insitu-</text:p>
      <text:p text:style-name="P2">mentorum vita praeditorum, usum animalibus arteriae<text:line-break/>praestant. Nos vero alibi integro volumine multifariam.<text:line-break/>iudicavimus, sanguinem in arteriis, etiam recte fe ha-<text:line-break/>bente animali, contineri. Quod si est, illud cuivis pa-<text:line-break/>tet, quod non, quia spiritu a corde immisso replentur,<text:line-break/>ut Erafistratus putavit, idcirco dilatantur potius, quam<text:line-break/>ex eo, quod dilatantur, idcirco replentur. Quippe si san-<text:line-break/>guine essent vacuae, fieri fortasse posset, ut exiguo tem-<text:line-break/>pore, quod a corde confluit, ad fines earum perveniret;<text:line-break/>sanguinem vero in fe habentibus fieri omnino nequit,<text:line-break/>ut motus celeritas cum ea dilasatione. consentiat,. quae<text:line-break/>ex iis. a corde implendis proveniat. Neque enim. eo,<text:line-break/>quod implentur, idcirco dilatantur, verum ex eo, quod<text:line-break/>dilatantur, idcirco implentu<text:span text:style-name="Default_20_Paragraph_20_Font"><text:span text:style-name="T2">r. </text:span></text:span>Atque hoc quidem et<text:line-break/>saepe et passim tum a nonis ipsis, tum eorum qui<text:line-break/>nos praecesserunt plurimis ante est demonstratum, a<text:span text:style-name="Default_20_Paragraph_20_Font"><text:span text:style-name="T2">r-<text:line-break/></text:span></text:span>terras ita, ut cor, <text:span text:style-name="Default_20_Paragraph_20_Font"><text:span text:style-name="T2">t</text:span></text:span>e ipfas movere,. vicissim <text:span text:style-name="Default_20_Paragraph_20_Font"><text:span text:style-name="T2">t</text:span></text:span>e at-<text:line-break/>tollentes summittentesque , idque eadem qua ipsum.</text:p>
      <text:p text:style-name="P2">vi, quam scilicet a corde ortam per tunicas earum<text:line-break/>transmitti diximus.</text:p>
      <text:h text:style-name="Heading_20_2" text:outline-level="2">Cap. VI. </text:h>
      <text:p text:style-name="P5">Aptius vero mihi dubitare videntur, qui<text:line-break/>illud quaerunt, diastolene, an fystole, an utraque arteriarum<text:line-break/>actio. fit censenda, non secus, arbitror, quam de refpi-<text:line-break/>rationis partibus merito a prioribus est quaesitum,<text:line-break/>utrumne inspiratio, an expiratio, an utraque actio sit<text:line-break/>existimanda. Verum de illis alibi dicta sunt, quae veri-<text:line-break/>similia videbantur. De pulsuum vero motu nunc quae-<text:line-break/>rendum. Ergo si, uti dictum est , ejusdem usus causa re-<text:line-break/>spiratio et pulsus animalibus essent dati, atque ab iif-<text:line-break/>dem facultatibus manerent, utique facile esset ex refpi-<text:line-break/>rationis similitudine etiam de pulsu coniecturam facere.<text:line-break/>At quoniam pulsuum vitalis facultas, quae a corde ma-<text:line-break/>nat, effectrix est respirationis, ut indicavimus, quae prod-<text:line-break/>it a cerebro animalis , nihil ex iis, quae de illa sunt.<text:line-break/>inventa, ad proposita consequimur. Jam ex eo quoque<text:line-break/>difficultas quaedam adinventionem oritur, quod post mortem</text:p>
      <text:p text:style-name="P2">non perinde, ut venas, sic etiam arterias- in <text:span text:style-name="Default_20_Paragraph_20_Font"><text:span text:style-name="T2">t</text:span></text:span>e recidere<text:line-break/>ridemus. Illae, simul ac vacuae sanguine sunt, prorsus<text:line-break/>in seipsas considunt, adeo ut superna earum tunicae<text:line-break/>pars cum inferna committatur. Arteriae semper difli-<text:line-break/>dentibus cernuntur partibus, quod scilicet propter alte-<text:line-break/>ram earum tu<text:span text:style-name="Default_20_Paragraph_20_Font"><text:span text:style-name="T2">n</text:span></text:span>icam , quae dura est, evenit- Quanquam<text:line-break/>sunt qui hoc ipsimi adeo evenire post mortem dicant,<text:line-break/>quod frigore tum rigeant, non quod natura. tales si<text:span text:style-name="Default_20_Paragraph_20_Font"><text:span text:style-name="T2">n</text:span></text:span>t.<text:line-break/>Alii, quum in aquam calidam coniecissent, ac mox ita<text:line-break/>dissidentes conspexissent, sic eas fe habere etiam prius,<text:line-break/>quam animal moreretur, sibi perfunserunt; quippe in<text:line-break/>priorem habitum frigiditate jam discussa fuisse rever-<text:line-break/>suras, si fcllicet ex hac novum habitum contraxissent.<text:line-break/>Itaque quum pronius perdissicilis haec sit quaestio, qui-<text:line-break/>bus coniectans rationibus utrumque motum arteriarum<text:line-break/>actionem putem, jam subjiciam. Quod diestole valida<text:line-break/>facultate magna sit, sicuti e diverso imbecilla facultate</text:p>
      <text:p text:style-name="P2">pa<text:span text:style-name="Default_20_Paragraph_20_Font"><text:span text:style-name="T2">r</text:span></text:span>va, manifeste cernitur. Atqui oportebat, si, quemadmo-<text:line-break/>dum quidam autumant, contractio ipsa arteriae fit actio, di-<text:line-break/>latatio vero. tunicarum ipsius in naturalem partium distan-<text:line-break/>tiam spontaneus reditus, primum quidem eandem semper esse<text:line-break/>dilatati<text:span text:style-name="Default_20_Paragraph_20_Font"><text:span text:style-name="T2">o</text:span></text:span>num magnitudinem, delude magnitudinem nihilo<text:line-break/>magis robustae quam imbecillae facultatis opus esse, quo-<text:line-break/>rum utrumque falsum est. Acceditque, quo id coniiciam,<text:line-break/>aliud n<text:span text:style-name="Default_20_Paragraph_20_Font"><text:span text:style-name="T2">o</text:span></text:span>n parvum, quod maximi altissimique pulsus iis<text:line-break/>affectibus, qui commodissime per crisim paulo post finien-<text:line-break/>tur, fiu<text:span text:style-name="Default_20_Paragraph_20_Font"><text:span text:style-name="T2">n</text:span></text:span>t, quamvis hoc tempore vires esse imbecillas <text:span text:style-name="Default_20_Paragraph_20_Font"><text:span text:style-name="T2">n</text:span></text:span>e<text:line-break/>insanus quidem dixerit Nam si commode aliquidper crisim<text:line-break/>vicibus imbecillis sinitur, utique incommode id fiet iisdem<text:line-break/>robustis. Qu<text:span text:style-name="Default_20_Paragraph_20_Font"><text:span text:style-name="T2">o</text:span></text:span>d si est, mortem ipfitm roboris virium opus<text:line-break/>esse dicemus, qu<text:span text:style-name="Default_20_Paragraph_20_Font"><text:span text:style-name="T2">o</text:span></text:span> quid dici magis ridiculum potest? Quin<text:line-break/>etiam quod ictus vehementia aliis pulsibus major sit,<text:line-break/>aliis minor, intendi ac remitti actionem eorum testatur.<text:line-break/>Quodsi, tanquam expirati<text:span text:style-name="Default_20_Paragraph_20_Font"><text:span text:style-name="T2">o</text:span></text:span>, sic diastole actionis esset re-</text:p>
      <text:p text:style-name="P2">missio, utique nec intensio in ea, nec remissio, sicuti nec<text:line-break/>in expiratione, cernerentur, nec omnino robur et vehe-<text:line-break/>mentia ictus. Ac diestole quidem per haec et alia sus<text:line-break/>similia ex actionum mihi genere videtur, scrvarique<text:line-break/>etiam hactenus pulsuum cum respiratione similitudo<text:line-break/>potest.</text:p>
      <text:h text:style-name="Heading_20_2" text:outline-level="2">Cap. Vll.</text:h>
      <text:p text:style-name="P5"><text:s/>Deinceps illud considerandum videtur,<text:line-break/>an, sicuti expiratio actionis pectoris remissio est, vel uti-<text:line-break/>que cessatio, efflatus vero actio, atque idcirco inlentio-<text:line-break/>nem et remissionem admittens, quod expiratio non fa-<text:line-break/>cit, sic saluie in pulsibus relaxatio arteriarum operis sit,<text:line-break/>aliaque huic annexa actio, quae efflatus respondeat. Ac<text:line-break/>mihi id quoque ridetur verissimum esse. Porro coniicio<text:line-break/>id tum ex iis, quae communiter de universis vitae fa-<text:line-break/>cultatibus alibi a nobis demonstrata funt, tum ex pro-<text:line-break/>portione ad ipsam expirationem. Siquidem in iis, qui-<text:line-break/>bus de ejusmodi facultatibus egimus, vi<text:span text:style-name="Default_20_Paragraph_20_Font"><text:span text:style-name="T2">t</text:span></text:span>um est quodque</text:p>
      <text:p text:style-name="P2">inst<text:span text:style-name="Default_20_Paragraph_20_Font"><text:span text:style-name="T2">r</text:span></text:span>umentum contrarias inter se sibi insitas facultates<text:line-break/>habere. Rursus similitudo ad respirationem exigit in<text:line-break/>arteriis actionem, quae proportione respondeat essiatui<text:span text:style-name="Default_20_Paragraph_20_Font"><text:span text:style-name="T2">r<text:line-break/></text:span></text:span>Etenim absurdum maxime sit, nisi potius ejusmodi, quod<text:line-break/>fieri omnino non possit, este aliquem naturae systoles<text:line-break/>arteriarum usum, nec tamen vim ingenitam, quae ejul-<text:line-break/>rnodi motum efficeret, datam esse. Rationabilius igitur<text:line-break/>longe esit, sicuti, cum de respirationis difficultate agerem,<text:line-break/>est indicatum, ubi ex humorum deustione collectus sali-<text:line-break/>ginosus vapor plurimus est, tum animal efflatum appe-<text:line-break/>tere, contra, quum vel ob succi temperiem vel caloris<text:line-break/>mediocritatem nihil talis excrementa colligitu<text:span text:style-name="Default_20_Paragraph_20_Font"><text:span text:style-name="T2">r, </text:span></text:span>tum su-<text:line-break/>lum expirationem, in arteriis quoque, ubi tale cxcremen-<text:line-break/>tum redundat , similem efflatur systolen edi , reliquas,<text:line-break/>quum id, quod ex ipsis vacuatur, halitu<text:span text:style-name="Default_20_Paragraph_20_Font"><text:span text:style-name="T2">s</text:span></text:span> quam fumo est<text:line-break/>similius. Sane multa eorum, quae in pulsu apparent,<text:line-break/>evidentia documenta sunt, veluti et quae per somnum</text:p>
      <text:p text:style-name="P2">in iis, qui ampliter comederunt, fieri advertimus. In<text:line-break/>his enim remissior fit diastole, ut quae tum minor ef-<text:line-break/>fecta, tum vero tardior intelligatur. Intensio autem fit<text:line-break/>systoles in utroque, quum et velociter quam prius et<text:line-break/>magis intro se recipere noscatur. Videntur autem haec<text:line-break/>tum merito per somnum fieri, tum cum expicatione con-<text:line-break/>sentanea esse. Quippe intro magis quam foras naturali<text:line-break/>calore fe ferente, eoque etiam circa viscera et ventrem,<text:line-break/>qui succos et cibos concoquat, jam plurimo collecto,<text:line-break/>necessum est excrementum, quoniam id quoque copio-<text:line-break/>sius gignitur, naturalem vacuationem deflueret. Proinde<text:line-break/>in respiratione expiratio et rnajor et plerumque^ cum<text:line-break/>efflato aegris inter dormiendum visitur, maximeque id,<text:line-break/>ubi largius comederint. In pulsibus vero arteriae con-<text:line-break/>tractio ad eundem fe exhibet modum. Sic porro et<text:line-break/>pueris ambo excellunt, quippe vehemens est his pro-<text:line-break/>pter incrementum concoctio. Contra fenum aetas tar-</text:p>
      <text:p text:style-name="P1">diorem et minorem videtur. habere systolen, utpote mi-<text:line-break/>nus necessariam, quum et imbecilliter concoquat, et succos<text:line-break/>minime conficiat. Jam ad proportionem horum tum<text:line-break/>auni tempus, llum regio, tum omnis uno verbo ambientis<text:line-break/>nos aeris ad frigus et calorem mutatio pulsus alterare vi-Y<text:line-break/>dentur. Pari modo et animi affectus omnes, et ritae<text:line-break/>sortes, et morbi arteriarum motum introrsus extrorscsve<text:line-break/>promovent; quanquam- scilicet oportebat, si diastole- cef-<text:line-break/>fatio et quies esset, -primum illud accidere, ut non alias<text:line-break/>^videretur. celerior, alias tardior ; deinde ut terminus ec<text:line-break/>finis motus semper is esset, quem ex naturali composi-<text:line-break/>tione arteriae possiderent. Verum quum praeter quoque^<text:line-break/>hunc terminum <text:span text:style-name="Default_20_Paragraph_20_Font"><text:span text:style-name="T2">t</text:span></text:span>e ipsas moveant, indicium est tutut<text:line-break/>etiam ohitae actionis. At; inquiunt, arteria non. agendo^<text:line-break/>aliquid celerius luteriusqde -descendit, sed propter funi-<text:line-break/>carum mollitiem; habiles enimefuut tales, cessante dia-</text:p>
      <text:p text:style-name="P2">stola, et ulterius et celerius, quam durae, in fe ipsas re-<text:line-break/>cidare. At hoc,. viri probi, mutationi illi modulorum<text:line-break/>pulsus, quae ex aetate spectatur, fortasse consentire di-<text:line-break/>cem<text:span text:style-name="Default_20_Paragraph_20_Font"><text:span text:style-name="T2">o</text:span></text:span>s; tametsi paulo post, quemadmodum dissentiat, in—<text:line-break/>di canimus. Caeterum plurimis aliis effectibus evidenter<text:line-break/>repugnat; in quibus scilicet subitanea est modulorum<text:line-break/>pulsus mutatio , quum nihil adeo in tantillo tempore<text:line-break/>mulari in mollitiem et duritiem possit. Fallit autem<text:line-break/>non minime nos et quod a veteribus medicis probe di-<text:line-break/>ctum non recte a nobis intelligitur. Quippe faciliores<text:line-break/>ad motus erunt molles tunicae, quum scilicet facultates<text:line-break/>ipsae aliquid per eas moliuntur, si quidem sic illis sunt<text:line-break/>magis obsequentes et, ut sic dixerim, ad id quod volunt,<text:line-break/>loquaciores. Quum vero, postquam ab iis sunt motae,<text:line-break/>rursum permittuntur ad statum proprium redire, tum<text:line-break/>utique . durae , quam molles, celerius revertuntur, non<text:line-break/>aliter plane, quam durae stirpes, quae difficilius quam</text:p>
      <text:p text:style-name="P2">molles cogenti ipsius cedunt, vixqne trahentem fequun-<text:line-break/>tur, dimissae rursus in priorem statum facile redeunti.<text:line-break/>Quin etiam supra id, quod hoc sic fieri apparet, etiam<text:line-break/>ratio idem consumat. omni enim corpori suus qui-<text:line-break/>dem ftatus est , omnis tum doloris , tum vero , ut Hip-<text:line-break/>pocrates ait, laboris expers, scilicet in medio excessuum<text:line-break/>siri motus positus. Nec ab hoc citra offensam id remd-<text:span text:style-name="Default_20_Paragraph_20_Font"><text:span text:style-name="T2">r<text:line-break/></text:span></text:span>veris. Estque major noxa tum ipsi moto corpori, tum<text:line-break/>vero facultati, quae id. movet, quum ipsum durum sic-<text:line-break/>cumque esu Quod enim sic est affectum, valentiorem ha-<text:line-break/>lutum habet, quam id, quod mollius est atque humidius.<text:line-break/>Quanto autem quicquid eorum, quae passura quicquam<text:line-break/>sunt, valentius fuerit, tanto utique eum, qui novum illi<text:line-break/>statum inducit, dissici lius loquitur. Ergo si, quod move-t<text:line-break/><text:span text:style-name="Default_20_Paragraph_20_Font"><text:span text:style-name="T2">tur</text:span></text:span>, ab eo, quod movet, patitur, agit autem facitq<text:span text:style-name="Default_20_Paragraph_20_Font"><text:span text:style-name="T2">n</text:span></text:span>e in<text:line-break/>ipsum id, quod movet , ratio est, ut, quanto aegrrus pati—<text:line-break/><text:span text:style-name="Default_20_Paragraph_20_Font"><text:span text:style-name="T2">tur</text:span></text:span> id, quod durius est, tanto etiam idem difficilius nto-</text:p>
      <text:p text:style-name="P2">veatur. Proinde, sive stirps ulla, sive animantium pars<text:line-break/>ulla instrumentalis a facultate quavis moveatur, quod<text:line-break/>durum est , utpote difficilius patibile difficiliusque<text:line-break/>mobile, nunus obsequetur, quod mollius est, facilius<text:line-break/>ducetur. At quod .-est durum, ceu valentiore firma-<text:line-break/>tum habitu, velocius lu suum statum- <text:span text:style-name="Default_20_Paragraph_20_Font"><text:span text:style-name="T2">r</text:span></text:span>evertitur. Nam.<text:line-break/>in ipsis stirpibus, quae tenellae novellaeque . funt, tum<text:line-break/>vitilium ufum praebere , tum vero . ad reditum in<text:line-break/>naturae habitum regnes esse cernuntur; e; diverso,<text:line-break/>quae absoluta jam duraque sunt, cum impetu majo<text:span text:style-name="Default_20_Paragraph_20_Font"><text:span text:style-name="T2">r</text:span></text:span>e<text:line-break/>ac motu celeriore revertuntur. Ergo p<text:span text:style-name="Default_20_Paragraph_20_Font"><text:span text:style-name="T2">r</text:span></text:span>aeter. id , quod<text:line-break/>a subito mutatis . arteriae motibus . refutatur eorum<text:line-break/>ratio, ut dixi <text:span text:style-name="Default_20_Paragraph_20_Font"><text:span text:style-name="T2">j</text:span></text:span> etiam nec cum iis, quae fieri evi-<text:line-break/>denter apparent, consentire ridetur eorum hypothe-<text:line-break/>fis, indicato praesertim, quod mollius et imbecillius<text:line-break/>corpus , ut facile ducentem fequitur, ita legulus in<text:line-break/>naturam revertitur , dorum contra tum <text:span text:style-name="Default_20_Paragraph_20_Font"><text:span text:style-name="T2">r</text:span></text:span>oboris re-<text:line-break/>nixu vix vincitur , tum tardius fiequitir<text:span text:style-name="Default_20_Paragraph_20_Font"><text:span text:style-name="T2">r</text:span></text:span> ac cele-</text:p>
      <text:p text:style-name="P2">rius, quum <text:span text:style-name="Default_20_Paragraph_20_Font"><text:span text:style-name="T2">t</text:span></text:span>uo impetui dimittitur, ad propriam<text:line-break/>naturam festinat. Quae umbo , ut fumum com-<text:line-break/>plectar, tum mollibus arteriis tum duris per vices<text:line-break/>incidunt.</text:p>
      <text:h text:style-name="Heading_20_2" text:outline-level="2">Cap. URI. </text:h>
      <text:p text:style-name="P5">De pulsuum usu dixi rem totam. Nam<text:line-break/>et quod naturalis,. qui per totum animal diffunditur,<text:line-break/>caloris gratia sint conditi, et quod dilatem arteria<text:line-break/>is refrigeretur, contracta rursus purgaretur, et quod<text:line-break/>motus hi spiritus motibus omnino sint assimiles, et<text:line-break/>quod animali spiritui- conducant, et quod una re<text:line-break/>tantum respiratio et pulsus dissideant , nempe quod<text:line-break/>illa ab animali facultate, lue a vitali manet, reli-<text:line-break/>quis , vel quod ad utilitatem , vel quod ad motus<text:line-break/>modum spectat, similiter fe habeant, dictum ac de-<text:line-break/>monstratum esu Facile utique, qui haec curiosis rete-<text:line-break/>gerit, discernere poterit, et quae recte a prioribus</text:p>
      <text:p text:style-name="P2">sint dicta et quae secus. Facile vero ejusmodi est, et<text:line-break/>quaecunque membratim de utraque actione quaeruntur,<text:line-break/>ea invenire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Microsoft Sans Serif" svg:font-family="'Microsoft Sans Serif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Microsoft Sans Serif" fo:font-size="12pt" fo:letter-spacing="normal" fo:language="la" fo:country="none" fo:font-style="normal" style:text-underline-style="none" fo:font-weight="normal" style:letter-kerning="false" style:font-name-asian="Microsoft Sans Serif" style:font-size-asian="12pt" style:language-asian="la" style:country-asian="none" style:font-style-asian="normal" style:font-weight-asian="normal" style:font-name-complex="Microsoft Sans Serif" style:font-size-complex="12pt" style:language-complex="la" style:country-complex="none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Microsoft Sans Serif" fo:font-size="12pt" fo:letter-spacing="normal" fo:language="la" fo:country="none" fo:font-style="normal" style:text-underline-style="none" fo:font-weight="normal" style:letter-kerning="false" fo:background-color="transparent" style:font-name-asian="Microsoft Sans Serif" style:font-size-asian="12pt" style:language-asian="la" style:country-asian="none" style:font-style-asian="normal" style:font-weight-asian="normal" style:font-name-complex="Microsoft Sans Serif" style:font-size-complex="12pt" style:language-complex="la" style:country-complex="none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color="#000000" loext:opacity="100%"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Default_20_Paragraph_20_Font" style:display-name="Default Paragraph Font" style:family="text"/>
    <style:style style:name="Hyperlink" style:family="text" style:parent-style-name="Default_20_Paragraph_20_Font">
      <style:text-properties fo:color="#0066cc" loext:opacity="100%" style:text-underline-style="solid" style:text-underline-width="auto" style:text-underline-color="font-color" style:text-underline-mode="continuous" style:text-overline-mode="continuous" style:text-line-through-mode="continuou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6cm" fo:page-height="29.693cm" style:num-format="1" style:print-orientation="portrait" fo:margin-top="0.635cm" fo:margin-bottom="0.635cm" fo:margin-left="0.635cm" fo:margin-right="0.63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2.2$Windows_X86_64 LibreOffice_project/02b2acce88a210515b4a5bb2e46cbfb63fe97d56</meta:generator>
    <dc:title>Galeni opera omnia / vol. 5</dc:title>
    <dc:subject/>
    <meta:initial-creator>Galien</meta:initial-creator>
    <meta:creation-date>2023-01-09T13:18:00Z</meta:creation-date>
    <dc:date>2023-01-09T14:20:18.315000000</dc:date>
    <meta:editing-cycles>3</meta:editing-cycles>
    <meta:editing-duration>PT1M43S</meta:editing-duration>
    <meta:document-statistic meta:table-count="0" meta:image-count="0" meta:object-count="0" meta:page-count="32" meta:paragraph-count="47" meta:word-count="4392" meta:character-count="29335" meta:non-whitespace-character-count="24982"/>
    <meta:template xlink:type="simple" xlink:actuate="onRequest" xlink:title="" xlink:href="Normal.dotm"/>
  </office:meta>
</office:document-meta>
</file>